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4bd5" officeooo:paragraph-rsid="00034bd5"/>
    </style:style>
    <style:style style:name="P2" style:family="paragraph" style:parent-style-name="Standard">
      <style:text-properties officeooo:rsid="0005f063" officeooo:paragraph-rsid="0005f0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am a study in Machine Intelligence at AIMS RWANDA.I am interested to machine learning field in general in order to find dark secret of universe and most of the tasks are extremely difficult to </text:p>
      <text:p text:style-name="P1">program by hand. This course Structuring Machine learning Projects, will be very useful for me in order to lead Technical AI project in my future career.</text:p>
      <text:p text:style-name="P1">But i come from a modest family in Senegal, my only income is my student stipend.it's a limited income that not allow me to pay for this course.</text:p>
      <text:p text:style-name="P1">By this presente , i am coming to ask to financial aid which will allow me to master how to well structure a machine learning project and get certificate with which i could assert these qualities in companies.</text:p>
      <text:p text:style-name="P1">This certificate got through the course can then boost my future career in machine learning technical project management.</text:p>
      <text:p text:style-name="P1">I am hoping to hear you soon. </text:p>
      <text:p text:style-name="P1"/>
      <text:p text:style-name="P1"><text:s text:c="31"/>Your Sincerely,</text:p>
      <text:p text:style-name="P1"><text:s text:c="31"/>Aissatou Paye</text:p>
      <text:p text:style-name="P1"/>
      <text:p text:style-name="P1"/>
      <text:p text:style-name="P1"/>
      <text:p text:style-name="P1"/>
      <text:p text:style-name="P1"><text:span text:style-name="Strong_20_Emphasis">How will taking this course help you achieve your career goals? </text:span>(1</text:p>
      <text:p text:style-name="P1"/>
      <text:p text:style-name="P1"/>
      <text:p text:style-name="P1"/>
      <text:p text:style-name="P2">I am a study in Machine Intelligence at AIMS RWANDA.I am interested to machine learning field in general in order to find dark secret of universe and most of the tasks are extremely difficult to program by hand. This course Structuring Machine learning Projects, will be very useful for me in order to lead Technical AI project in my future career.</text:p>
      <text:p text:style-name="P2">Onilne course are a pratic way to gain critical knowledge of individual concepts within a subject area.They help me focus my learning on distinct topics, and <text:s/>provide me with specific expertise in your field or industry.</text:p>
      <text:p text:style-name="P2">Therefore it is <text:s/>a great way for students to enhance their education and can be <text:s/>valuable in industry.And also <text:s/>Coursera is one of the most credible online platform.</text:p>
      <text:p text:style-name="P2">This certificate got through the course Structuring Machine learning Projects can then boost my future career in machine learning technical project management.</text:p>
      <text:p text:style-name="P2">I am hoping to hear you so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09:37:47.621251069</meta:creation-date>
    <dc:date>2019-01-04T19:01:39.286996123</dc:date>
    <meta:editing-duration>PT8H13M12S</meta:editing-duration>
    <meta:editing-cycles>2</meta:editing-cycles>
    <meta:generator>LibreOffice/5.2.7.2$Linux_X86_64 LibreOffice_project/20m0$Build-2</meta:generator>
    <meta:document-statistic meta:table-count="0" meta:image-count="0" meta:object-count="0" meta:page-count="1" meta:paragraph-count="14" meta:word-count="322" meta:character-count="1930" meta:non-whitespace-character-count="1553"/>
  </office:meta>
</office:document-meta>
</file>